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 fo:break-before="page"/>
      <style:text-properties fo:font-size="16pt" officeooo:rsid="0011aa05" officeooo:paragraph-rsid="0011aa0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a05" officeooo:paragraph-rsid="0011aa0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1aa05" officeooo:paragraph-rsid="0011aa05" style:font-size-asian="21pt" style:font-weight-asian="bold" style:font-size-complex="21pt" style:font-weight-complex="bold"/>
    </style:style>
    <style:style style:name="P4" style:family="paragraph" style:parent-style-name="Text_20_body">
      <style:text-properties officeooo:paragraph-rsid="001fe9e6"/>
    </style:style>
    <style:style style:name="P5" style:family="paragraph" style:parent-style-name="Text_20_body">
      <style:text-properties officeooo:rsid="001fe9e6" officeooo:paragraph-rsid="001fe9e6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fe9e6" officeooo:paragraph-rsid="001fe9e6"/>
    </style:style>
    <style:style style:name="P7" style:family="paragraph" style:parent-style-name="Text_20_body">
      <style:text-properties officeooo:paragraph-rsid="00229d50"/>
    </style:style>
    <style:style style:name="P8" style:family="paragraph" style:parent-style-name="Text_20_body">
      <style:text-properties officeooo:paragraph-rsid="00247ba5"/>
    </style:style>
    <style:style style:name="P9" style:family="paragraph" style:parent-style-name="Text_20_body">
      <style:text-properties fo:font-size="14pt" fo:font-weight="bold" officeooo:rsid="002964a0" officeooo:paragraph-rsid="002964a0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2a5348" officeooo:paragraph-rsid="002a5348" style:font-size-asian="14pt" style:font-weight-asian="bold" style:font-size-complex="14pt" style:font-weight-complex="bold"/>
    </style:style>
    <style:style style:name="P11" style:family="paragraph" style:parent-style-name="Heading_20_3">
      <style:text-properties officeooo:paragraph-rsid="0029cb4f"/>
    </style:style>
    <style:style style:name="P12" style:family="paragraph" style:parent-style-name="Text_20_body">
      <style:text-properties officeooo:rsid="002964a0" officeooo:paragraph-rsid="002964a0"/>
    </style:style>
    <style:style style:name="P13" style:family="paragraph" style:parent-style-name="Heading_20_3" style:list-style-name="L4">
      <style:text-properties officeooo:paragraph-rsid="0029cb4f"/>
    </style:style>
    <style:style style:name="P1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fo:font-weight="bold" officeooo:rsid="001fe9e6" officeooo:paragraph-rsid="001fe9e6" style:font-weight-asian="bold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officeooo:rsid="001fe9e6" officeooo:paragraph-rsid="001fe9e6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officeooo:rsid="001fe9e6" officeooo:paragraph-rsid="001fe9e6"/>
    </style:style>
    <style:style style:name="P23" style:family="paragraph" style:parent-style-name="Text_20_body" style:list-style-name="L4">
      <style:text-properties fo:font-size="12pt" fo:font-weight="normal" officeooo:rsid="0029cb4f" officeooo:paragraph-rsid="0029cb4f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text-properties fo:font-size="12pt" fo:font-weight="normal" officeooo:rsid="00262820" officeooo:paragraph-rsid="0029cb4f" style:font-size-asian="12pt" style:font-weight-asian="normal" style:font-size-complex="12pt" style:font-weight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2a5348" officeooo:paragraph-rsid="002a5348"/>
    </style:style>
    <style:style style:name="P30" style:family="paragraph" style:parent-style-name="Text_20_body">
      <style:text-properties officeooo:rsid="002d46e8" officeooo:paragraph-rsid="002d46e8"/>
    </style:style>
    <style:style style:name="P31" style:family="paragraph" style:parent-style-name="Text_20_body">
      <style:text-properties fo:font-size="14pt" fo:font-weight="bold" officeooo:rsid="002f147d" officeooo:paragraph-rsid="002f147d" style:font-size-asian="14pt" style:font-weight-asian="bold" style:font-size-complex="14pt" style:font-weight-complex="bold"/>
    </style:style>
    <style:style style:name="P32" style:family="paragraph" style:parent-style-name="Text_20_body">
      <style:text-properties officeooo:rsid="002f1c5d" officeooo:paragraph-rsid="002f1c5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e9e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9cb4f" style:font-size-asian="12pt" style:font-weight-asian="normal" style:font-size-complex="12pt" style:font-weight-complex="normal"/>
    </style:style>
    <style:style style:name="T6" style:family="text">
      <style:text-properties officeooo:rsid="001fe9e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e9e6" style:font-weight-asian="normal" style:font-weight-complex="normal"/>
    </style:style>
    <style:style style:name="T9" style:family="text">
      <style:text-properties fo:font-weight="normal" officeooo:rsid="00229d50" style:font-weight-asian="normal" style:font-weight-complex="normal"/>
    </style:style>
    <style:style style:name="T10" style:family="text">
      <style:text-properties fo:font-weight="normal" officeooo:rsid="00247ba5" style:font-weight-asian="normal" style:font-weight-complex="normal"/>
    </style:style>
    <style:style style:name="T11" style:family="text">
      <style:text-properties officeooo:rsid="0020c68a"/>
    </style:style>
    <style:style style:name="T12" style:family="text">
      <style:text-properties fo:font-size="14pt" officeooo:rsid="00229d50" style:font-size-asian="14pt" style:font-size-complex="14pt"/>
    </style:style>
    <style:style style:name="T13" style:family="text">
      <style:text-properties officeooo:rsid="002d46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használói kézikönyv</text:p>
      <text:p text:style-name="P2">Program neve: Könyvkezelő alkalmazás</text:p>
      <text:p text:style-name="P2">Név: Varga Eszter</text:p>
      <text:p text:style-name="P2">Neptun: F9PSJA</text:p>
      <text:h text:style-name="P1" text:outline-level="2"><text:span text:style-name="Strong_20_Emphasis"><text:span text:style-name="T1">1. A program célja</text:span></text:span></text:h>
      <text:p text:style-name="P5">Az elolvasni kívánt/elolvasott könyveinket lehet vele számon tartani. </text:p>
      <text:h text:style-name="Heading_20_2" text:outline-level="2"><text:span text:style-name="Strong_20_Emphasis">2. A program indítása</text:span></text:h>
      <text:list xml:id="list3149403203" text:style-name="L1">
        <text:list-item>
          <text:p text:style-name="P16">Futtasd a <text:span text:style-name="Source_20_Text">KonyvKezelo</text:span><text:span text:style-name="Source_20_Text"><text:span text:style-name="T6">Main</text:span></text:span><text:span text:style-name="Source_20_Text">.java</text:span> fájlt egy Java környezetben</text:p>
        </text:list-item>
        <text:list-item>
          <text:p text:style-name="P15">Ha már kész <text:span text:style-name="Source_20_Text">.jar</text:span> fájlod van, futtasd így:</text:p>
          <text:p text:style-name="P14"><text:span text:style-name="Source_20_Text"><text:span text:style-name="T2">java -jar KonyvKezelo</text:span></text:span><text:span text:style-name="Source_20_Text"><text:span text:style-name="T3">Main</text:span></text:span><text:span text:style-name="Source_20_Text"><text:span text:style-name="T2">.jar</text:span></text:span></text:p>
        </text:list-item>
      </text:list>
      <text:h text:style-name="Heading_20_2" text:outline-level="2"><text:span text:style-name="Strong_20_Emphasis">3. </text:span><text:span text:style-name="Strong_20_Emphasis"><text:span text:style-name="T6">Funkciók</text:span></text:span></text:h>
      <text:p text:style-name="P7"><text:span text:style-name="Strong_20_Emphasis"><text:span text:style-name="T12">Bejelentkezés</text:span></text:span></text:p>
      <text:p text:style-name="P7"><text:span text:style-name="Strong_20_Emphasis"><text:span text:style-name="T9">1. Írd be a felhasználónevedet és a jelszavadat</text:span></text:span></text:p>
      <text:p text:style-name="P7"><text:span text:style-name="Strong_20_Emphasis"><text:span text:style-name="T9">2. Kattints a bejelentkezés gombra/nyomj Entert</text:span></text:span></text:p>
      <text:p text:style-name="P8"><text:span text:style-name="Strong_20_Emphasis"><text:span text:style-name="T10">3. Ha mindent helyesen adtál meg, akkor a könyveid listája fog megjelenni</text:span></text:span></text:p>
      <text:h text:style-name="Heading_20_3" text:outline-level="3"><text:span text:style-name="Strong_20_Emphasis">Könyv hozzáadása</text:span></text:h>
      <text:p text:style-name="P4"><text:span text:style-name="Strong_20_Emphasis"><text:span text:style-name="T8">1. Kattints a hozzáadás gombra</text:span></text:span></text:p>
      <text:p text:style-name="P4"><text:span text:style-name="Strong_20_Emphasis"><text:span text:style-name="T8">2. </text:span></text:span>Írd be az alábbi adatokat a megfelelő mezőkbe:</text:p>
      <text:list xml:id="list440932551" text:style-name="L2">
        <text:list-item>
          <text:list>
            <text:list-item>
              <text:p text:style-name="P17"><text:span text:style-name="Strong_20_Emphasis">Cím</text:span></text:p>
            </text:list-item>
            <text:list-item>
              <text:p text:style-name="P17"><text:span text:style-name="Strong_20_Emphasis">Szerző</text:span></text:p>
            </text:list-item>
            <text:list-item>
              <text:p text:style-name="P17"><text:span text:style-name="Strong_20_Emphasis">Oldalszám</text:span></text:p>
            </text:list-item>
            <text:list-item>
              <text:p text:style-name="P17"><text:span text:style-name="Strong_20_Emphasis">Kiadás dátuma</text:span> (pl. <text:span text:style-name="Source_20_Text">2023-06-15</text:span>)</text:p>
            </text:list-item>
            <text:list-item>
              <text:p text:style-name="P17"><text:span text:style-name="Strong_20_Emphasis">ISBN</text:span> (13 számjegyű kód)</text:p>
            </text:list-item>
            <text:list-item>
              <text:p text:style-name="P18">Stílus</text:p>
            </text:list-item>
          </text:list>
        </text:list-item>
      </text:list>
      <text:p text:style-name="P6">3. Kattints a mentés gombra/nyomj entert</text:p>
      <text:h text:style-name="Heading_20_3" text:outline-level="3"><text:span text:style-name="Strong_20_Emphasis">Könyv szerkesztése</text:span></text:h>
      <text:list xml:id="list3451848561" text:style-name="L3">
        <text:list-item>
          <text:p text:style-name="P20">Kattints a megfelelő sorban a <text:span text:style-name="Strong_20_Emphasis"><text:span text:style-name="T7">Módosítás</text:span></text:span> gombra</text:p>
        </text:list-item>
        <text:list-item>
          <text:p text:style-name="P21">Felugrik a módosítás ablak</text:p>
        </text:list-item>
        <text:list-item>
          <text:p text:style-name="P19">Módosítsd az adatokat, majd kattints <text:span text:style-name="T6">a mentés </text:span>gombra/<text:span text:style-name="T6">nyomj Entert</text:span></text:p>
        </text:list-item>
      </text:list>
      <text:h text:style-name="P11" text:outline-level="3"><text:span text:style-name="Strong_20_Emphasis">Könyv törlése</text:span></text:h>
      <text:list xml:id="list3520435692" text:style-name="L4">
        <text:list-item>
          <text:h text:style-name="P13" text:outline-level="3"><text:span text:style-name="T4">Kattints a megfelelő sorban a </text:span><text:span text:style-name="Strong_20_Emphasis"><text:span text:style-name="T4">Törlés</text:span></text:span><text:span text:style-name="T4"> </text:span><text:span text:style-name="T5">checkboxra(lehet egyszerre többre is)</text:span></text:h>
        </text:list-item>
        <text:list-item>
          <text:p text:style-name="P23">Nyomj a Törlés gombra</text:p>
        </text:list-item>
        <text:list-item>
          <text:p text:style-name="P24">Erősítsd meg a törlési szándékod</text:p>
        </text:list-item>
      </text:list>
      <text:h text:style-name="Heading_20_3" text:outline-level="3"><text:span text:style-name="Strong_20_Emphasis">Keresés könyvek között</text:span></text:h>
      <text:list xml:id="list2421033060" text:style-name="L5">
        <text:list-item>
          <text:p text:style-name="P26">Írj be egy keresett szót a keresőmezőbe</text:p>
        </text:list-item>
        <text:list-item>
          <text:p text:style-name="P22">Nyomd meg a keresés gombot/Entert</text:p>
        </text:list-item>
        <text:list-item>
          <text:p text:style-name="P25"><text:soft-page-break/>A program kiszűri a táblázatb<text:span text:style-name="T11">ól</text:span> <text:span text:style-name="T11">a</text:span> találatokat</text:p>
        </text:list-item>
      </text:list>
      <text:p text:style-name="P9">Következő könyv ajánlása a listáról(random):</text:p>
      <text:p text:style-name="P12">A képernyő tetején lévő “Mit olvassak legközelebb?” gomb megnyomásával kijelöl egy véletlenszerűen választott könyvet.</text:p>
      <text:p text:style-name="P10">Könyvek rendezése cím szerint:</text:p>
      <text:p text:style-name="P29">A kép<text:span text:style-name="T13">er</text:span>nyő tetején nyomj a “Rendezés cím szerint gombra”.</text:p>
      <text:p text:style-name="P30">Ha szeretnéd visszaállítani eredeti állapotba, akkor nyomj a “Visszaállítás gombra”.</text:p>
      <text:p text:style-name="P31">Sötét/világos téma:</text:p>
      <text:p text:style-name="P32">A bal alsó sarokban lévő checkbox segítségével változtatható, hogy a téma sötét vagy világos legyen.</text:p>
      <text:h text:style-name="Heading_20_2" text:outline-level="2"><text:span text:style-name="Strong_20_Emphasis">4. Mentés és betöltés</text:span></text:h>
      <text:list xml:id="list1244059665" text:style-name="L6">
        <text:list-item>
          <text:p text:style-name="P28">A program minden adatot elment a <text:span text:style-name="Source_20_Text">books.txt</text:span> fájlba</text:p>
        </text:list-item>
        <text:list-item>
          <text:p text:style-name="P27">Minden indításkor automatikusan betölti a fájl tartalmá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7:22.089983710</meta:creation-date>
    <dc:date>2025-04-15T15:39:55.087734871</dc:date>
    <meta:editing-duration>PT2H52M35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271" meta:character-count="1770" meta:non-whitespace-character-count="1565"/>
  </office:meta>
</office:document-meta>
</file>